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1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1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8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2.1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2.167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2" xml:id="id1" draw:id="id1" draw:layer="layout" svg:width="3.012cm" svg:height="2.896cm" svg:x="4.125cm" svg:y="12.243cm">
          <text:p text:style-name="P1"><text:span text:style-name="T1">IDLE/</text:span></text:p>
          <text:p text:style-name="P1"><text:span text:style-name="T1">{enable}</text:span></text:p>
        </draw:ellipse>
        <draw:connector draw:style-name="gr2" draw:text-style-name="P1" draw:layer="layout" svg:x1="4.125cm" svg:y1="13.691cm" svg:x2="5.631cm" svg:y2="12.243cm" draw:start-shape="id1" draw:start-glue-point="3" draw:end-shape="id1" draw:end-glue-point="0" svg:d="M4125 13691h-501v-1949h2007v501">
          <text:p/>
        </draw:connector>
        <draw:frame draw:style-name="gr3" draw:layer="layout" svg:width="3.257cm" svg:height="2.159cm" svg:x="1.045cm" svg:y="10.017cm">
          <draw:text-box>
            <text:p>{!Rd &amp; !Wr}</text:p>
          </draw:text-box>
        </draw:frame>
        <draw:circle draw:style-name="gr1" draw:text-style-name="P3" xml:id="id2" draw:id="id2" draw:layer="layout" svg:width="3.302cm" svg:height="3.302cm" svg:x="8.239cm" svg:y="4.81cm">
          <text:p text:style-name="P1"><text:span text:style-name="T2">READ CACHE/</text:span></text:p>
          <text:p text:style-name="P1"><text:span text:style-name="T2">{enable,index,</text:span></text:p>
          <text:p text:style-name="P1"><text:span text:style-name="T2">Offset,comp,tag_in</text:span></text:p>
          <text:p text:style-name="P1"><text:span text:style-name="T2">}</text:span></text:p>
        </draw:circle>
        <draw:frame draw:style-name="gr4" draw:layer="layout" svg:width="3.326cm" svg:height="0.963cm" svg:x="5.421cm" svg:y="5.752cm">
          <draw:text-box>
            <text:p>{Rd<text:span text:style-name="T1">,</text:span>}</text:p>
          </draw:text-box>
        </draw:frame>
        <draw:frame draw:style-name="gr5" draw:layer="layout" svg:width="21.703cm" svg:height="1.675cm" svg:x="3.618cm" svg:y="1.508cm">
          <draw:text-box>
            <text:p>*The clk signal being active high at each state is implied</text:p>
            <text:p>*Active low and don't care inputs/outputs are not shown in edges and states</text:p>
          </draw:text-box>
        </draw:frame>
        <draw:circle draw:style-name="gr1" draw:text-style-name="P2" xml:id="id3" draw:id="id3" draw:layer="layout" svg:width="3.302cm" svg:height="3.302cm" svg:x="15.224cm" svg:y="4.556cm">
          <text:p text:style-name="P1"><text:span text:style-name="T1">READ MEM B0/</text:span></text:p>
          <text:p text:style-name="P1"><text:span text:style-name="T1">{rd}</text:span></text:p>
        </draw:circle>
        <draw:connector draw:style-name="gr2" draw:text-style-name="P1" draw:layer="layout" svg:x1="9.89cm" svg:y1="4.81cm" svg:x2="15.224cm" svg:y2="6.207cm" draw:start-shape="id2" draw:start-glue-point="0" draw:end-shape="id3" draw:end-glue-point="3" svg:d="M9890 4810v-501h3493v1898h1841">
          <text:p/>
        </draw:connector>
        <draw:frame draw:style-name="gr6" draw:layer="layout" svg:width="6.395cm" svg:height="1.675cm" svg:x="13.573cm" svg:y="3.286cm">
          <draw:text-box>
            <text:p>{!dirty &amp; (!hit &amp; valid)}</text:p>
          </draw:text-box>
        </draw:frame>
        <draw:circle draw:style-name="gr1" draw:text-style-name="P2" xml:id="id4" draw:id="id4" draw:layer="layout" svg:width="3.302cm" svg:height="3.302cm" svg:x="7.731cm" svg:y="8.874cm">
          <text:p text:style-name="P1"><text:span text:style-name="T1">DONE/</text:span></text:p>
          <text:p text:style-name="P1"><text:span text:style-name="T1">{CacheHit, </text:span></text:p>
          <text:p text:style-name="P1"><text:span text:style-name="T1">DataOut,Done}</text:span></text:p>
        </draw:circle>
        <draw:connector draw:style-name="gr2" draw:text-style-name="P1" draw:layer="layout" svg:x1="11.541cm" svg:y1="6.461cm" svg:x2="11.033cm" svg:y2="10.525cm" draw:start-shape="id2" draw:start-glue-point="1" draw:end-shape="id4" svg:d="M11541 6461h501v4064h-1009">
          <text:p/>
        </draw:connector>
        <draw:frame draw:style-name="gr7" draw:layer="layout" svg:width="2.667cm" svg:height="1.143cm" svg:x="11.795cm" svg:y="10.906cm">
          <draw:text-box>
            <text:p>Wr</text:p>
          </draw:text-box>
        </draw:frame>
        <draw:circle draw:style-name="gr1" draw:text-style-name="P2" xml:id="id5" draw:id="id5" draw:layer="layout" svg:width="3.302cm" svg:height="3.302cm" svg:x="23.225cm" svg:y="4.556cm">
          <text:p text:style-name="P1"><text:span text:style-name="T1">HOLD/</text:span></text:p>
          <text:p text:style-name="P1"><text:span text:style-name="T1"/></text:p>
        </draw:circle>
        <draw:connector draw:style-name="gr2" draw:text-style-name="P1" draw:layer="layout" draw:type="lines" svg:x1="18.526cm" svg:y1="6.207cm" svg:x2="23.225cm" svg:y2="6.207cm" draw:start-shape="id3" draw:start-glue-point="1" draw:end-shape="id5" draw:end-glue-point="3" svg:d="M18526 6207h501 3697 501">
          <text:p/>
        </draw:connector>
        <draw:circle draw:style-name="gr1" draw:text-style-name="P2" xml:id="id6" draw:id="id6" draw:layer="layout" svg:width="3.302cm" svg:height="3.302cm" svg:x="28.178cm" svg:y="4.556cm">
          <text:p text:style-name="P1"><text:span text:style-name="T1">WRITE CACHE B0</text:span></text:p>
          <text:p text:style-name="P1"><text:span text:style-name="T1">/</text:span></text:p>
          <text:p text:style-name="P1"><text:span text:style-name="T1">{enable,write}</text:span></text:p>
        </draw:circle>
        <draw:connector draw:style-name="gr2" draw:text-style-name="P1" draw:layer="layout" svg:x1="26.527cm" svg:y1="6.207cm" svg:x2="28.178cm" svg:y2="6.207cm" draw:start-shape="id5" draw:start-glue-point="1" draw:end-shape="id6" svg:d="M26527 6207h1651">
          <text:p/>
        </draw:connector>
        <draw:connector draw:style-name="gr2" draw:text-style-name="P1" draw:layer="layout" svg:x1="5.631cm" svg:y1="12.243cm" svg:x2="8.239cm" svg:y2="6.461cm" draw:start-shape="id1" draw:start-glue-point="0" draw:end-shape="id2" draw:end-glue-point="3" svg:d="M5631 12243v-5782h2608">
          <text:p/>
        </draw:connector>
        <draw:connector draw:style-name="gr2" draw:text-style-name="P1" draw:layer="layout" svg:x1="9.382cm" svg:y1="12.176cm" svg:x2="7.137cm" svg:y2="13.691cm" draw:start-shape="id4" draw:start-glue-point="2" draw:end-shape="id1" draw:end-glue-point="1" svg:d="M9382 12176v1515h-2245">
          <text:p/>
        </draw:connector>
        <draw:frame draw:style-name="gr8" draw:layer="layout" svg:width="2.667cm" svg:height="1.498cm" svg:x="17.764cm" svg:y="7.376cm">
          <draw:text-box>
            <text:p>{stall}</text:p>
          </draw:text-box>
        </draw:frame>
        <draw:connector draw:style-name="gr2" draw:text-style-name="P1" draw:layer="layout" svg:x1="16.875cm" svg:y1="4.556cm" svg:x2="16.875cm" svg:y2="7.858cm" draw:start-shape="id3" draw:start-glue-point="0" draw:end-shape="id3" draw:end-glue-point="2" svg:d="M16875 4556v-501h-2152v4304h2152v-501">
          <text:p/>
        </draw:connector>
        <draw:circle draw:style-name="gr1" draw:text-style-name="P2" xml:id="id7" draw:id="id7" draw:layer="layout" svg:width="3.302cm" svg:height="3.302cm" svg:x="37.195cm" svg:y="4.556cm">
          <text:p text:style-name="P1"><text:span text:style-name="T1">HOLD/</text:span></text:p>
          <text:p text:style-name="P1"><text:span text:style-name="T1"/></text:p>
        </draw:circle>
        <draw:circle draw:style-name="gr1" draw:text-style-name="P2" draw:layer="layout" svg:width="3.302cm" svg:height="3.302cm" svg:x="32.75cm" svg:y="4.556cm">
          <text:p text:style-name="P1"><text:span text:style-name="T1">READ MEM B1/</text:span></text:p>
          <text:p text:style-name="P1"><text:span text:style-name="T1">{rd}</text:span></text:p>
        </draw:circle>
        <draw:connector draw:style-name="gr2" draw:text-style-name="P1" draw:layer="layout" svg:x1="31.48cm" svg:y1="6.207cm" svg:x2="33.131cm" svg:y2="6.207cm" svg:d="M31480 6207h1651">
          <text:p/>
        </draw:connector>
        <draw:connector draw:style-name="gr2" draw:text-style-name="P1" draw:layer="layout" svg:x1="34.267cm" svg:y1="4.549cm" svg:x2="34.267cm" svg:y2="7.851cm" svg:d="M34267 4549v-501h-2152v4304h2152v-501">
          <text:p/>
        </draw:connector>
        <draw:frame draw:style-name="gr8" draw:layer="layout" svg:width="2.667cm" svg:height="1.498cm" svg:x="30.718cm" svg:y="11.922cm">
          <draw:text-box>
            <text:p>{stall}</text:p>
          </draw:text-box>
        </draw:frame>
        <draw:connector draw:style-name="gr2" draw:text-style-name="P1" draw:layer="layout" svg:x1="35.925cm" svg:y1="6.207cm" svg:x2="37.576cm" svg:y2="6.207cm" svg:d="M35925 6207h1651">
          <text:p/>
        </draw:connector>
        <draw:circle draw:style-name="gr1" draw:text-style-name="P2" xml:id="id8" draw:id="id8" draw:layer="layout" svg:width="3.302cm" svg:height="3.302cm" svg:x="37.195cm" svg:y="8.62cm">
          <text:p text:style-name="P1"><text:span text:style-name="T1">WRITE CACHE B1/</text:span></text:p>
          <text:p text:style-name="P1"><text:span text:style-name="T1">{enable,write}</text:span></text:p>
        </draw:circle>
        <draw:connector draw:style-name="gr2" draw:text-style-name="P1" draw:layer="layout" svg:x1="38.846cm" svg:y1="7.858cm" svg:x2="38.846cm" svg:y2="8.62cm" draw:start-shape="id7" draw:start-glue-point="2" draw:end-shape="id8" svg:d="M38846 7858v762">
          <text:p/>
        </draw:connector>
        <draw:circle draw:style-name="gr1" draw:text-style-name="P2" xml:id="id9" draw:id="id9" draw:layer="layout" svg:width="3.302cm" svg:height="3.302cm" svg:x="32.75cm" svg:y="8.62cm">
          <text:p text:style-name="P1"><text:span text:style-name="T1">READ MEM B2/</text:span></text:p>
          <text:p text:style-name="P1"><text:span text:style-name="T1">{rd}</text:span></text:p>
        </draw:circle>
        <draw:connector draw:style-name="gr2" draw:text-style-name="P1" draw:layer="layout" svg:x1="37.195cm" svg:y1="10.271cm" svg:x2="36.052cm" svg:y2="10.271cm" draw:start-shape="id8" draw:start-glue-point="3" draw:end-shape="id9" draw:end-glue-point="1" svg:d="M37195 10271h-1143">
          <text:p/>
        </draw:connector>
        <draw:connector draw:style-name="gr2" draw:text-style-name="P1" draw:layer="layout" svg:x1="34.274cm" svg:y1="8.74cm" svg:x2="34.274cm" svg:y2="12.042cm" svg:d="M34274 8740v-501h-2152v4304h2152v-501">
          <text:p/>
        </draw:connector>
        <draw:circle draw:style-name="gr1" draw:text-style-name="P2" xml:id="id10" draw:id="id10" draw:layer="layout" svg:width="3.302cm" svg:height="3.302cm" svg:x="28.559cm" svg:y="8.62cm">
          <text:p text:style-name="P1"><text:span text:style-name="T1">HOLD/</text:span></text:p>
          <text:p text:style-name="P1"><text:span text:style-name="T1"/></text:p>
        </draw:circle>
        <draw:connector draw:style-name="gr2" draw:text-style-name="P1" draw:layer="layout" svg:x1="33.004cm" svg:y1="10.271cm" svg:x2="31.861cm" svg:y2="10.271cm" draw:end-shape="id10" svg:d="M33004 10271h-1143">
          <text:p/>
        </draw:connector>
        <draw:circle draw:style-name="gr1" draw:text-style-name="P2" draw:layer="layout" svg:width="3.302cm" svg:height="3.302cm" svg:x="24.368cm" svg:y="8.747cm">
          <text:p text:style-name="P1"><text:span text:style-name="T1">WRITE CACHE B2/</text:span></text:p>
          <text:p text:style-name="P1"><text:span text:style-name="T1">{enable,write}</text:span></text:p>
        </draw:circle>
        <draw:connector draw:style-name="gr2" draw:text-style-name="P1" draw:layer="layout" svg:x1="33.005cm" svg:y1="10.271cm" svg:x2="31.862cm" svg:y2="10.271cm" svg:d="M33005 10271h-1143">
          <text:p/>
        </draw:connector>
        <draw:connector draw:style-name="gr2" draw:text-style-name="P1" draw:layer="layout" svg:x1="24.241cm" svg:y1="10.398cm" svg:x2="23.098cm" svg:y2="10.398cm" svg:d="M24241 10398h-1143">
          <text:p/>
        </draw:connector>
        <draw:circle draw:style-name="gr1" draw:text-style-name="P2" xml:id="id11" draw:id="id11" draw:layer="layout" svg:width="3.302cm" svg:height="3.302cm" svg:x="20.304cm" svg:y="8.747cm">
          <text:p text:style-name="P1"><text:span text:style-name="T1">READ MEM B3/</text:span></text:p>
          <text:p text:style-name="P1"><text:span text:style-name="T1">{rd}</text:span></text:p>
        </draw:circle>
        <draw:connector draw:style-name="gr2" draw:text-style-name="P1" draw:layer="layout" svg:x1="24.242cm" svg:y1="10.398cm" svg:x2="23.099cm" svg:y2="10.398cm" svg:d="M24242 10398h-1143">
          <text:p/>
        </draw:connector>
        <draw:connector draw:style-name="gr2" draw:text-style-name="P1" draw:layer="layout" svg:x1="28.686cm" svg:y1="10.271cm" svg:x2="27.543cm" svg:y2="10.271cm" svg:d="M28686 10271h-1143">
          <text:p/>
        </draw:connector>
        <draw:connector draw:style-name="gr2" draw:text-style-name="P1" draw:layer="layout" svg:x1="21.955cm" svg:y1="12.049cm" svg:x2="21.955cm" svg:y2="8.747cm" draw:start-shape="id11" draw:start-glue-point="2" draw:end-shape="id11" draw:end-glue-point="0" svg:d="M21955 12049v501h-2152v-4304h2152v501">
          <text:p/>
        </draw:connector>
        <draw:frame draw:style-name="gr8" draw:layer="layout" svg:width="2.667cm" svg:height="1.498cm" svg:x="20.558cm" svg:y="12.557cm">
          <draw:text-box>
            <text:p>{stall}</text:p>
          </draw:text-box>
        </draw:frame>
        <draw:ellipse draw:style-name="gr1" draw:text-style-name="P2" xml:id="id12" draw:id="id12" draw:layer="layout" svg:width="2.794cm" svg:height="3.048cm" svg:x="16.621cm" svg:y="8.747cm">
          <text:p text:style-name="P1"><text:span text:style-name="T1">HOLD/</text:span></text:p>
          <text:p text:style-name="P1"><text:span text:style-name="T1"/></text:p>
        </draw:ellipse>
        <draw:connector draw:style-name="gr2" draw:text-style-name="P1" draw:layer="layout" svg:x1="20.304cm" svg:y1="10.271cm" svg:x2="19.161cm" svg:y2="10.271cm" svg:d="M20304 10271h-1143">
          <text:p/>
        </draw:connector>
        <draw:ellipse draw:style-name="gr1" draw:text-style-name="P2" xml:id="id13" draw:id="id13" draw:layer="layout" svg:width="2.794cm" svg:height="3.175cm" svg:x="13.319cm" svg:y="8.747cm">
          <text:p text:style-name="P1"><text:span text:style-name="T1">WRITE CACHE B3/</text:span></text:p>
          <text:p text:style-name="P1"><text:span text:style-name="T1">{enable,write}</text:span></text:p>
        </draw:ellipse>
        <draw:connector draw:style-name="gr2" draw:text-style-name="P1" draw:layer="layout" svg:x1="16.621cm" svg:y1="10.271cm" svg:x2="16.113cm" svg:y2="10.334cm" draw:start-shape="id12" draw:start-glue-point="3" draw:end-shape="id13" draw:end-glue-point="1" svg:d="M16621 10271h-108v63h-400">
          <text:p/>
        </draw:connector>
        <draw:ellipse draw:style-name="gr1" draw:text-style-name="P2" xml:id="id14" draw:id="id14" draw:layer="layout" svg:width="2.794cm" svg:height="3.048cm" svg:x="10.525cm" svg:y="12.303cm">
          <text:p text:style-name="P1"><text:span text:style-name="T1">WRITE_MISS/</text:span></text:p>
          <text:p text:style-name="P1"><text:span text:style-name="T1">{enable,comp,</text:span></text:p>
          <text:p text:style-name="P1"><text:span text:style-name="T1">write}</text:span></text:p>
          <text:p text:style-name="P1"><text:span text:style-name="T1"/></text:p>
        </draw:ellipse>
        <draw:ellipse draw:style-name="gr1" draw:text-style-name="P2" xml:id="id15" draw:id="id15" draw:layer="layout" svg:width="2.794cm" svg:height="3.048cm" svg:x="13.319cm" svg:y="15.732cm">
          <text:p text:style-name="P1"><text:span text:style-name="T1">CACHE_WRITE</text:span></text:p>
          <text:p text:style-name="P1"><text:span text:style-name="T1">DONE/</text:span></text:p>
          <text:p text:style-name="P1"><text:span text:style-name="T1">{enable,Done}</text:span></text:p>
          <text:p text:style-name="P1"><text:span text:style-name="T1"/></text:p>
        </draw:ellipse>
        <draw:connector draw:style-name="gr2" draw:text-style-name="P1" draw:layer="layout" draw:type="curve" svg:x1="13.319cm" svg:y1="10.334cm" svg:x2="11.922cm" svg:y2="12.303cm" draw:start-shape="id13" draw:start-glue-point="3" draw:end-shape="id14" svg:d="M13319 10334c-932 0-1397 656-1397 1969">
          <text:p/>
        </draw:connector>
        <draw:ellipse draw:style-name="gr1" draw:text-style-name="P2" xml:id="id16" draw:id="id16" draw:layer="layout" svg:width="2.794cm" svg:height="3.048cm" svg:x="10.525cm" svg:y="12.303cm">
          <text:p text:style-name="P1"><text:span text:style-name="T1">HOLD/</text:span></text:p>
          <text:p text:style-name="P1"><text:span text:style-name="T1"/></text:p>
        </draw:ellipse>
        <draw:connector draw:style-name="gr2" draw:text-style-name="P1" draw:layer="layout" draw:type="curve" svg:x1="14.716cm" svg:y1="18.78cm" svg:x2="7.137cm" svg:y2="13.691cm" draw:start-shape="id15" draw:start-glue-point="2" draw:end-shape="id1" draw:end-glue-point="1" svg:d="M14716 18780c0 751-2246 626-2983-834s36-4255-4596-4255">
          <text:p/>
        </draw:connector>
        <draw:connector draw:style-name="gr2" draw:text-style-name="P1" draw:layer="layout" draw:type="curve" svg:x1="16.113cm" svg:y1="10.334cm" svg:x2="16.113cm" svg:y2="17.256cm" draw:start-shape="id13" draw:end-shape="id15" draw:end-glue-point="1" svg:d="M16113 10334c1188 0 1188 6922 0 6922">
          <text:p/>
        </draw:connector>
        <draw:frame draw:style-name="gr7" draw:layer="layout" svg:width="2.667cm" svg:height="1.143cm" svg:x="15.605cm" svg:y="13.192cm">
          <draw:text-box>
            <text:p>!Wr</text:p>
          </draw:text-box>
        </draw:frame>
        <draw:connector draw:style-name="gr2" draw:text-style-name="P1" draw:layer="layout" svg:x1="13.319cm" svg:y1="13.827cm" svg:x2="14.716cm" svg:y2="15.732cm" draw:start-shape="id16" draw:start-glue-point="1" draw:end-shape="id15" draw:end-glue-point="0" svg:d="M13319 13827h1397v1905">
          <text:p/>
        </draw:connector>
        <draw:circle draw:style-name="gr1" draw:text-style-name="P3" xml:id="id17" draw:id="id17" draw:layer="layout" svg:width="3.302cm" svg:height="3.302cm" svg:x="5.826cm" svg:y="16.621cm">
          <text:p text:style-name="P1"><text:span text:style-name="T2">READ CACHE/</text:span></text:p>
          <text:p text:style-name="P1"><text:span text:style-name="T2">{enable,index,</text:span></text:p>
          <text:p text:style-name="P1"><text:span text:style-name="T2">Offset,comp,write</text:span></text:p>
          <text:p text:style-name="P1"><text:span text:style-name="T2">}</text:span></text:p>
        </draw:circle>
        <draw:connector draw:style-name="gr2" draw:text-style-name="P1" draw:layer="layout" svg:x1="5.631cm" svg:y1="15.139cm" svg:x2="5.826cm" svg:y2="18.272cm" draw:start-shape="id1" draw:start-glue-point="2" draw:end-shape="id17" draw:end-glue-point="3" svg:d="M5631 15139v741h-306v2392h501">
          <text:p/>
        </draw:connector>
        <draw:frame draw:style-name="gr4" draw:layer="layout" svg:width="3.326cm" svg:height="0.963cm" svg:x="5.421cm" svg:y="5.753cm">
          <draw:text-box>
            <text:p>{Rd<text:span text:style-name="T1">,</text:span>}</text:p>
          </draw:text-box>
        </draw:frame>
        <draw:frame draw:style-name="gr4" draw:layer="layout" svg:width="3.326cm" svg:height="0.963cm" svg:x="3.413cm" svg:y="16.928cm">
          <draw:text-box>
            <text:p>{Wr<text:span text:style-name="T1">,</text:span>}</text:p>
          </draw:text-box>
        </draw:frame>
        <draw:connector draw:style-name="gr2" draw:text-style-name="P1" draw:layer="layout" draw:type="curve" svg:x1="7.477cm" svg:y1="16.621cm" svg:x2="7.731cm" svg:y2="10.525cm" draw:start-shape="id17" draw:start-glue-point="0" draw:end-shape="id4" draw:end-glue-point="3" svg:d="M7477 16621c0-3333-123-2777-247-3468s-250-2628 501-2628">
          <text:p/>
        </draw:connector>
        <draw:frame draw:style-name="gr4" draw:layer="layout" svg:width="3.326cm" svg:height="0.963cm" svg:x="3.413cm" svg:y="16.929cm">
          <draw:text-box>
            <text:p>{Wr<text:span text:style-name="T1">,</text:span>}</text:p>
          </draw:text-box>
        </draw:frame>
        <draw:frame draw:style-name="gr4" draw:layer="layout" svg:width="3.783cm" svg:height="0.963cm" svg:x="7.223cm" svg:y="15.15cm">
          <draw:text-box>
            <text:p>{hit &amp; valid<text:span text:style-name="T1">,</text:span>}</text:p>
          </draw:text-box>
        </draw:frame>
        <draw:connector draw:style-name="gr2" draw:text-style-name="P1" draw:layer="layout" draw:type="curve" svg:x1="9.128cm" svg:y1="18.272cm" svg:x2="15.224cm" svg:y2="6.207cm" draw:start-shape="id17" draw:start-glue-point="1" draw:end-shape="id3" draw:end-glue-point="3" svg:d="M9128 18272c4572 0 1524-12065 6096-12065">
          <text:p/>
        </draw:connector>
        <draw:frame draw:style-name="gr4" draw:layer="layout" svg:width="4.282cm" svg:height="1.675cm" svg:x="8.874cm" svg:y="18.706cm">
          <draw:text-box>
            <text:p>{!dity &amp; (!hit &amp;</text:p>
            <text:p>!valid)}</text:p>
          </draw:text-box>
        </draw:frame>
        <draw:circle draw:style-name="gr1" draw:text-style-name="P2" xml:id="id18" draw:id="id18" draw:layer="layout" svg:width="3.302cm" svg:height="3.302cm" svg:x="8.62cm" svg:y="22.209cm">
          <text:p text:style-name="P1"><text:span text:style-name="T1">WRITE MEM B0/</text:span></text:p>
          <text:p text:style-name="P1"><text:span text:style-name="T1">{enable,write}</text:span></text:p>
        </draw:circle>
        <draw:circle draw:style-name="gr1" draw:text-style-name="P2" xml:id="id23" draw:id="id23" draw:layer="layout" svg:width="3.302cm" svg:height="3.302cm" svg:x="15.224cm" svg:y="4.556cm">
          <text:p text:style-name="P1"><text:span text:style-name="T1">READ MEM B0/</text:span></text:p>
          <text:p text:style-name="P1"><text:span text:style-name="T1">{rd}</text:span></text:p>
        </draw:circle>
        <draw:connector draw:style-name="gr2" draw:text-style-name="P1" draw:layer="layout" draw:type="curve" svg:x1="7.477cm" svg:y1="19.923cm" svg:x2="10.271cm" svg:y2="22.209cm" draw:start-shape="id17" draw:start-glue-point="2" draw:end-shape="id18" svg:d="M7477 19923c0 1714 2794 572 2794 2286">
          <text:p/>
        </draw:connector>
        <draw:frame draw:style-name="gr4" draw:layer="layout" svg:width="3.77cm" svg:height="0.963cm" svg:x="5.675cm" svg:y="21.447cm">
          <draw:text-box>
            <text:p>{dirty &amp; Wr<text:span text:style-name="T1">,</text:span>}</text:p>
          </draw:text-box>
        </draw:frame>
        <draw:connector draw:style-name="gr2" draw:text-style-name="P1" draw:layer="layout" draw:type="curve" svg:x1="10.271cm" svg:y1="25.511cm" svg:x2="8.62cm" svg:y2="23.86cm" draw:start-shape="id18" draw:start-glue-point="2" draw:end-shape="id18" draw:end-glue-point="3" svg:d="M10271 25511c0 751-1076 627-1677 26s-725-1677 26-1677">
          <text:p/>
        </draw:connector>
        <draw:frame draw:style-name="gr4" draw:layer="layout" svg:width="3.326cm" svg:height="0.963cm" svg:x="3.413cm" svg:y="16.93cm">
          <draw:text-box>
            <text:p>{Wr<text:span text:style-name="T1">,</text:span>}</text:p>
          </draw:text-box>
        </draw:frame>
        <draw:frame draw:style-name="gr4" draw:layer="layout" svg:width="3.326cm" svg:height="0.963cm" svg:x="6.183cm" svg:y="25.257cm">
          <draw:text-box>
            <text:p>{stall<text:span text:style-name="T1">,</text:span>}</text:p>
          </draw:text-box>
        </draw:frame>
        <draw:circle draw:style-name="gr1" draw:text-style-name="P2" xml:id="id19" draw:id="id19" draw:layer="layout" svg:width="3.302cm" svg:height="3.302cm" svg:x="13.573cm" svg:y="21.701cm">
          <text:p text:style-name="P1"><text:span text:style-name="T1">WRITE MEM B0/</text:span></text:p>
          <text:p text:style-name="P1"><text:span text:style-name="T1">{enable,write}</text:span></text:p>
        </draw:circle>
        <draw:connector draw:style-name="gr2" draw:text-style-name="P1" draw:layer="layout" draw:type="curve" svg:x1="11.922cm" svg:y1="23.86cm" svg:x2="13.573cm" svg:y2="23.352cm" draw:start-shape="id18" draw:start-glue-point="1" draw:end-shape="id19" draw:end-glue-point="3" svg:d="M11922 23860c1239 0 414-508 1651-508">
          <text:p/>
        </draw:connector>
        <draw:connector draw:style-name="gr2" draw:text-style-name="P1" draw:layer="layout" draw:type="curve" svg:x1="10.255cm" svg:y1="25.512cm" svg:x2="8.604cm" svg:y2="23.861cm" svg:d="M10255 25512c0 751-1076 627-1677 26s-725-1677 26-1677">
          <text:p/>
        </draw:connector>
        <draw:connector draw:style-name="gr2" draw:text-style-name="P1" draw:layer="layout" draw:type="curve" svg:x1="16.875cm" svg:y1="23.352cm" svg:x2="15.224cm" svg:y2="25.003cm" draw:start-shape="id19" draw:start-glue-point="1" draw:end-shape="id19" draw:end-glue-point="2" svg:d="M16875 23352c751 0 627 1076 26 1677s-1677 725-1677-26">
          <text:p/>
        </draw:connector>
        <draw:frame draw:style-name="gr4" draw:layer="layout" svg:width="3.326cm" svg:height="0.963cm" svg:x="14.057cm" svg:y="25.638cm">
          <draw:text-box>
            <text:p>{stall<text:span text:style-name="T1">,</text:span>}</text:p>
          </draw:text-box>
        </draw:frame>
        <draw:circle draw:style-name="gr1" draw:text-style-name="P2" xml:id="id20" draw:id="id20" draw:layer="layout" svg:width="3.302cm" svg:height="3.302cm" svg:x="13.573cm" svg:y="21.701cm">
          <text:p text:style-name="P1"><text:span text:style-name="T1">WRITE MEM B1/</text:span></text:p>
          <text:p text:style-name="P1"><text:span text:style-name="T1">{enable,write}</text:span></text:p>
        </draw:circle>
        <draw:circle draw:style-name="gr1" draw:text-style-name="P2" xml:id="id21" draw:id="id21" draw:layer="layout" svg:width="3.302cm" svg:height="3.302cm" svg:x="18.653cm" svg:y="19.542cm">
          <text:p text:style-name="P1"><text:span text:style-name="T1">WRITE MEM B2</text:span></text:p>
          <text:p text:style-name="P1"><text:span text:style-name="T1">{enable,write}</text:span></text:p>
        </draw:circle>
        <draw:connector draw:style-name="gr2" draw:text-style-name="P1" draw:layer="layout" draw:type="curve" svg:x1="15.224cm" svg:y1="21.701cm" svg:x2="18.653cm" svg:y2="21.193cm" draw:start-shape="id20" draw:start-glue-point="0" draw:end-shape="id21" svg:d="M15224 21701c0-339 1143-508 3429-508">
          <text:p/>
        </draw:connector>
        <draw:connector draw:style-name="gr2" draw:text-style-name="P1" draw:layer="layout" draw:type="curve" svg:x1="21.955cm" svg:y1="21.193cm" svg:x2="20.304cm" svg:y2="22.844cm" draw:start-shape="id21" draw:start-glue-point="1" draw:end-shape="id21" draw:end-glue-point="2" svg:d="M21955 21193c751 0 627 1076 26 1677s-1677 725-1677-26">
          <text:p/>
        </draw:connector>
        <draw:frame draw:style-name="gr4" draw:layer="layout" svg:width="3.326cm" svg:height="0.963cm" svg:x="24.344cm" svg:y="21.627cm">
          <draw:text-box>
            <text:p>{stall<text:span text:style-name="T1">,</text:span>}</text:p>
          </draw:text-box>
        </draw:frame>
        <draw:circle draw:style-name="gr1" draw:text-style-name="P2" xml:id="id22" draw:id="id22" draw:layer="layout" svg:width="3.302cm" svg:height="3.302cm" svg:x="23.225cm" svg:y="17.51cm">
          <text:p text:style-name="P1"><text:span text:style-name="T1">WRITE MEM B3</text:span></text:p>
          <text:p text:style-name="P1"><text:span text:style-name="T1">{enable,write}</text:span></text:p>
        </draw:circle>
        <draw:connector draw:style-name="gr2" draw:text-style-name="P1" draw:layer="layout" draw:type="curve" svg:x1="20.304cm" svg:y1="19.542cm" svg:x2="23.225cm" svg:y2="19.161cm" draw:start-shape="id21" draw:start-glue-point="0" draw:end-shape="id22" draw:end-glue-point="3" svg:d="M20304 19542c0-751 1143-626 1636-533s333 152 1285 152">
          <text:p/>
        </draw:connector>
        <draw:connector draw:style-name="gr2" draw:text-style-name="P1" draw:layer="layout" draw:type="curve" svg:x1="26.527cm" svg:y1="19.161cm" svg:x2="24.876cm" svg:y2="20.812cm" draw:start-shape="id22" draw:start-glue-point="1" draw:end-shape="id22" draw:end-glue-point="2" svg:d="M26527 19161c751 0 627 1076 26 1677s-1677 725-1677-26">
          <text:p/>
        </draw:connector>
        <draw:circle draw:style-name="gr1" draw:text-style-name="P2" draw:layer="layout" svg:width="3.302cm" svg:height="3.302cm" svg:x="18.653cm" svg:y="19.542cm">
          <text:p text:style-name="P1"><text:span text:style-name="T1">WRITE MEM B2</text:span></text:p>
          <text:p text:style-name="P1"><text:span text:style-name="T1">{enable,write}</text:span></text:p>
        </draw:circle>
        <draw:connector draw:style-name="gr2" draw:text-style-name="P1" draw:layer="layout" draw:type="curve" svg:x1="24.876cm" svg:y1="17.51cm" svg:x2="18.526cm" svg:y2="6.207cm" draw:start-shape="id22" draw:start-glue-point="0" draw:end-shape="id23" draw:end-glue-point="1" svg:d="M24876 17510c0-7536-2116-11303-6350-11303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6.009cm" svg:height="4.623cm" svg:x="3cm" svg:y="2.104cm" presentation:class="title" presentation:placeholder="true">
        <draw:text-box/>
      </draw:frame>
      <draw:frame presentation:style-name="Default-outline1" draw:layer="backgroundobjects" svg:width="36.009cm" svg:height="18.276cm" svg:x="3cm" svg:y="7.4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vindu Batagoda</meta:initial-creator>
    <meta:creation-date>2021-04-18T23:44:10.04</meta:creation-date>
    <meta:generator>OpenOffice/4.1.9$Win32 OpenOffice.org_project/419m1$Build-9805</meta:generator>
    <dc:date>2021-05-05T02:37:10.69</dc:date>
    <dc:creator>Nevindu Batagoda</dc:creator>
    <meta:editing-duration>PT4H3M4S</meta:editing-duration>
    <meta:editing-cycles>99</meta:editing-cycles>
    <meta:document-statistic meta:object-count="104"/>
  </office:meta>
</office:document-meta>
</file>